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3e0f" officeooo:paragraph-rsid="000e3e0f"/>
    </style:style>
    <style:style style:name="P2" style:family="paragraph" style:parent-style-name="Standard">
      <style:text-properties officeooo:rsid="000e9d52" officeooo:paragraph-rsid="000e9d52"/>
    </style:style>
    <style:style style:name="P3" style:family="paragraph" style:parent-style-name="Standard">
      <style:text-properties officeooo:paragraph-rsid="00125adc"/>
    </style:style>
    <style:style style:name="P4" style:family="paragraph" style:parent-style-name="Standard">
      <style:text-properties officeooo:rsid="0012a91d" officeooo:paragraph-rsid="001393ee"/>
    </style:style>
    <style:style style:name="P5" style:family="paragraph" style:parent-style-name="Standard">
      <style:text-properties officeooo:rsid="001393ee" officeooo:paragraph-rsid="001393ee"/>
    </style:style>
    <style:style style:name="P6" style:family="paragraph" style:parent-style-name="Standard">
      <style:text-properties officeooo:rsid="00152371" officeooo:paragraph-rsid="00152371"/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e3e0f"/>
    </style:style>
    <style:style style:name="T2" style:family="text">
      <style:text-properties officeooo:rsid="000e9d52"/>
    </style:style>
    <style:style style:name="T3" style:family="text">
      <style:text-properties officeooo:rsid="0010c920"/>
    </style:style>
    <style:style style:name="T4" style:family="text">
      <style:text-properties officeooo:rsid="0011632f"/>
    </style:style>
    <style:style style:name="T5" style:family="text">
      <style:text-properties fo:font-style="italic" officeooo:rsid="0010c920" style:font-style-asian="italic" style:font-style-complex="italic"/>
    </style:style>
    <style:style style:name="T6" style:family="text">
      <style:text-properties officeooo:rsid="001393e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RefHeading___Toc216_1804263575"/>Project in software engineering - ECCO KeFaX (ECCO Linux Kernel FeAture eXtraction)<text:bookmark-end text:name="__RefHeading___Toc216_1804263575"/></text:p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List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List of contents</text:p>
          </text:index-title>
          <text:p text:style-name="P8"><text:a xlink:type="simple" xlink:href="#__RefHeading___Toc216_1804263575" text:style-name="Index_20_Link" text:visited-style-name="Index_20_Link">Project in software engineering - ECCO KeFaX (ECCO Linux Kernel FeAture eXtraction)<text:tab/>1</text:a></text:p>
          <text:p text:style-name="P7"><text:a xlink:type="simple" xlink:href="#__RefHeading___Toc110_1804263575" text:style-name="Index_20_Link" text:visited-style-name="Index_20_Link">Introduction<text:tab/>1</text:a></text:p>
        </text:index-body>
      </text:table-of-content>
      <text:p text:style-name="P1"/>
      <text:p text:style-name="P1"/>
      <text:p text:style-name="P1"/>
      <text:h text:style-name="Heading_20_2" text:outline-level="2"><text:bookmark-start text:name="__RefHeading___Toc110_1804263575"/>Introduction<text:bookmark-end text:name="__RefHeading___Toc110_1804263575"/></text:h>
      <text:p text:style-name="P3"><text:span text:style-name="T2">This project has been developed as part of my project in software engineering for the master course computer science. The </text:span><text:bookmark text:name="page_title"/>Extraction and Composition for Clone-and-Own (ECCO, <text:a xlink:type="simple" xlink:href="http://www.jku.at/isse/content/e139529/e126342/e216409" text:style-name="Internet_20_link" text:visited-style-name="Visited_20_Internet_20_Link"><text:span text:style-name="T4">http://www.jku.at/isse/content/e139529/e126342/e216409</text:span></text:a>) <text:span text:style-name="T3">tool is developed at the Institute of Software Systems Engineering (ISSE, </text:span><text:a xlink:type="simple" xlink:href="http://www.jku.at/isse/content" text:style-name="Internet_20_link" text:visited-style-name="Visited_20_Internet_20_Link"><text:span text:style-name="T3">http://www.jku.at/isse/content</text:span></text:a><text:span text:style-name="T3">) at Johannes Kepler University (JKU) in Linz, Austria. More information about ECCO can be found in the paper </text:span><text:span text:style-name="T5">Fischer, Stefan, et al. "Enhancing clone-and-own with systematic reuse for developing software variants." Software Maintenance and Evolution (ICSME), 2014 IEEE International Conference on. IEEE, 2014</text:span></text:p>
      <text:p text:style-name="P4">The Linux kernel should be used as a real-life case study for ECCO (as the Linux kernel is a pretty well-known example / case study and a project with huge impacts in industry and research). The <text:s/><text:span text:style-name="T6">KeFaX </text:span>project should provide an importer for the Linux kernel to the ECCO tool. <text:span text:style-name="T6">Therefore, this project should parse the Linux .config file, set-up the minimal infrastructure of source code for the modules and parse the source code. At the end, this project should create an “input tree” data</text:span></text:p>
      <text:p text:style-name="P5">structure. </text:p>
      <text:p text:style-name="P5"/>
      <text:p text:style-name="P6">How-To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i </meta:initial-creator>
    <meta:creation-date>2012-06-27T23:07:21</meta:creation-date>
    <dc:date>2016-05-08T02:27:57.001326920</dc:date>
    <meta:editing-duration>PT19M3S</meta:editing-duration>
    <meta:editing-cycles>10</meta:editing-cycles>
    <meta:generator>LibreOffice/5.0.3.2$Linux_X86_64 LibreOffice_project/00m0$Build-2</meta:generator>
    <meta:document-statistic meta:table-count="0" meta:image-count="0" meta:object-count="0" meta:page-count="1" meta:paragraph-count="9" meta:word-count="200" meta:character-count="1359" meta:non-whitespace-character-count="1165"/>
  </office:meta>
</office:document-meta>
</file>